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6">
      <style:table-cell-properties fo:border-top="none" fo:border-bottom="thin solid #1A1A1A" fo:border-left="none" fo:border-right="none" fo:background-color="#FFCC00"/>
    </style:style>
    <style:style style:name="ce4" style:family="table-cell" style:parent-style-name="Default" style:data-style-name="N0">
      <style:table-cell-properties fo:border-top="none" fo:border-bottom="thin solid #1A1A1A" fo:border-left="none" fo:border-right="none" fo:background-color="#FFCC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6"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-top="2pt solid #1A1A1A" fo:border-bottom="2pt solid #1A1A1A" fo:border-left="2pt solid #1A1A1A" fo:border-right="thin solid #1A1A1A" fo:background-color="#00FFFF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2pt solid #1A1A1A" fo:border-bottom="2pt solid #1A1A1A" fo:border-left="thin solid #1A1A1A" fo:border-right="none" fo:background-color="#00FFFF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2pt solid #1A1A1A" fo:border-bottom="2pt solid #1A1A1A" fo:border-left="none" fo:border-right="2pt solid #1A1A1A" fo:background-color="#00FFFF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2pt solid #1A1A1A" fo:border-bottom="2pt solid #1A1A1A" fo:border-left="thin solid #1A1A1A" fo:border-right="2pt solid #1A1A1A" fo:background-color="#00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1A1A1A" fo:border-bottom="thin solid #1A1A1A" fo:border-left="2pt solid #1A1A1A" fo:border-right="thin solid #1A1A1A"/>
    </style:style>
    <style:style style:name="ce13" style:family="table-cell" style:parent-style-name="Default" style:data-style-name="N36">
      <style:table-cell-properties fo:border="thin solid #1A1A1A"/>
    </style:style>
    <style:style style:name="ce14" style:family="table-cell" style:parent-style-name="Default" style:data-style-name="N1">
      <style:table-cell-properties fo:border-top="thin solid #1A1A1A" fo:border-bottom="thin solid #1A1A1A" fo:border-left="thin solid #1A1A1A" fo:border-right="2pt solid #1A1A1A"/>
    </style:style>
    <style:style style:name="ce15" style:family="table-cell" style:parent-style-name="Default" style:data-style-name="N0">
      <style:table-cell-properties fo:border-top="thin solid #1A1A1A" fo:border-bottom="2pt solid #1A1A1A" fo:border-left="2pt solid #1A1A1A" fo:border-right="thin solid #1A1A1A"/>
    </style:style>
    <style:style style:name="ce16" style:family="table-cell" style:parent-style-name="Default" style:data-style-name="N36">
      <style:table-cell-properties fo:border-top="thin solid #1A1A1A" fo:border-bottom="2pt solid #1A1A1A" fo:border-left="thin solid #1A1A1A" fo:border-right="thin solid #1A1A1A"/>
    </style:style>
    <style:style style:name="ce17" style:family="table-cell" style:parent-style-name="Default" style:data-style-name="N1">
      <style:table-cell-properties fo:border-top="thin solid #1A1A1A" fo:border-bottom="2pt solid #1A1A1A" fo:border-left="thin solid #1A1A1A" fo:border-right="2pt solid #1A1A1A"/>
    </style:style>
    <style:style style:name="ce18" style:family="table-cell" style:parent-style-name="Default" style:data-style-name="N0">
      <style:table-cell-properties fo:border-top="thin solid #1A1A1A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thin solid #1A1A1A" fo:border-bottom="thin solid #1A1A1A" fo:border-left="none" fo:border-right="none" fo:background-color="#FFCC00"/>
    </style:style>
    <style:style style:name="ce20" style:family="table-cell" style:parent-style-name="Default" style:data-style-name="N0">
      <style:table-cell-properties fo:border-top="thin solid #1A1A1A" fo:border-bottom="thin solid #1A1A1A" fo:border-left="none" fo:border-right="none" fo:background-color="#FFCC00"/>
    </style:style>
    <style:style style:name="ce21" style:family="table-cell" style:parent-style-name="Default" style:data-style-name="N0">
      <style:table-cell-properties fo:border-top="2pt solid #1A1A1A" fo:border-bottom="2pt solid #1A1A1A" fo:border-left="2pt solid #1A1A1A" fo:border-right="none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1A1A1A" fo:border-bottom="2pt solid #1A1A1A" fo:border-left="none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1A1A1A" fo:border-bottom="2pt solid #1A1A1A" fo:border-left="thin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1A1A1A" fo:border-bottom="2pt solid #1A1A1A" fo:border-left="2pt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top="none" fo:border-bottom="thin solid #1A1A1A" fo:border-left="2pt solid #1A1A1A" fo:border-right="2pt solid #1A1A1A"/>
    </style:style>
    <style:style style:name="ce29" style:family="table-cell" style:parent-style-name="Default" style:data-style-name="N2">
      <style:table-cell-properties fo:border-top="none" fo:border-bottom="thin solid #1A1A1A" fo:border-left="none" fo:border-right="thin solid #1A1A1A"/>
    </style:style>
    <style:style style:name="ce30" style:family="table-cell" style:parent-style-name="Default" style:data-style-name="N2">
      <style:table-cell-properties fo:border-top="none" fo:border-bottom="thin solid #1A1A1A" fo:border-left="thin solid #1A1A1A" fo:border-right="thin solid #1A1A1A"/>
    </style:style>
    <style:style style:name="ce31" style:family="table-cell" style:parent-style-name="Default" style:data-style-name="N2">
      <style:table-cell-properties fo:border-top="none" fo:border-bottom="thin solid #1A1A1A" fo:border-left="none" fo:border-right="2pt solid #1A1A1A"/>
    </style:style>
    <style:style style:name="ce32" style:family="table-cell" style:parent-style-name="Default" style:data-style-name="N2">
      <style:table-cell-properties fo:border-top="none" fo:border-bottom="thin solid #1A1A1A" fo:border-left="2pt solid #1A1A1A" fo:border-right="thin solid #1A1A1A"/>
    </style:style>
    <style:style style:name="ce33" style:family="table-cell" style:parent-style-name="Default" style:data-style-name="N2">
      <style:table-cell-properties fo:border-top="thin solid #1A1A1A" fo:border-bottom="thin solid #1A1A1A" fo:border-left="2pt solid #1A1A1A" fo:border-right="2pt solid #1A1A1A"/>
    </style:style>
    <style:style style:name="ce34" style:family="table-cell" style:parent-style-name="Default" style:data-style-name="N2">
      <style:table-cell-properties fo:border-top="thin solid #1A1A1A" fo:border-bottom="thin solid #1A1A1A" fo:border-left="none" fo:border-right="thin solid #1A1A1A"/>
    </style:style>
    <style:style style:name="ce35" style:family="table-cell" style:parent-style-name="Default" style:data-style-name="N2">
      <style:table-cell-properties fo:border="thin solid #1A1A1A"/>
    </style:style>
    <style:style style:name="ce36" style:family="table-cell" style:parent-style-name="Default" style:data-style-name="N2">
      <style:table-cell-properties fo:border-top="thin solid #1A1A1A" fo:border-bottom="thin solid #1A1A1A" fo:border-left="none" fo:border-right="2pt solid #1A1A1A"/>
    </style:style>
    <style:style style:name="ce37" style:family="table-cell" style:parent-style-name="Default" style:data-style-name="N2">
      <style:table-cell-properties fo:border-top="thin solid #1A1A1A" fo:border-bottom="thin solid #1A1A1A" fo:border-left="2pt solid #1A1A1A" fo:border-right="thin solid #1A1A1A"/>
    </style:style>
    <style:style style:name="ce38" style:family="table-cell" style:parent-style-name="Default" style:data-style-name="N2">
      <style:table-cell-properties fo:border-top="thin solid #1A1A1A" fo:border-bottom="thin solid #1A1A1A" fo:border-left="none" fo:border-right="thin solid #1A1A1A"/>
    </style:style>
    <style:style style:name="ce39" style:family="table-cell" style:parent-style-name="Default" style:data-style-name="N2">
      <style:table-cell-properties fo:border-top="thin solid #1A1A1A" fo:border-bottom="2pt solid #1A1A1A" fo:border-left="2pt solid #1A1A1A" fo:border-right="2pt solid #1A1A1A"/>
    </style:style>
    <style:style style:name="ce40" style:family="table-cell" style:parent-style-name="Default" style:data-style-name="N2">
      <style:table-cell-properties fo:border-top="thin solid #1A1A1A" fo:border-bottom="2pt solid #1A1A1A" fo:border-left="none" fo:border-right="thin solid #1A1A1A"/>
    </style:style>
    <style:style style:name="ce41" style:family="table-cell" style:parent-style-name="Default" style:data-style-name="N2">
      <style:table-cell-properties fo:border-top="thin solid #1A1A1A" fo:border-bottom="2pt solid #1A1A1A" fo:border-left="thin solid #1A1A1A" fo:border-right="thin solid #1A1A1A"/>
    </style:style>
    <style:style style:name="ce42" style:family="table-cell" style:parent-style-name="Default" style:data-style-name="N2">
      <style:table-cell-properties fo:border-top="thin solid #1A1A1A" fo:border-bottom="2pt solid #1A1A1A" fo:border-left="none" fo:border-right="2pt solid #1A1A1A"/>
    </style:style>
    <style:style style:name="ce43" style:family="table-cell" style:parent-style-name="Default" style:data-style-name="N2">
      <style:table-cell-properties fo:border-top="thin solid #1A1A1A" fo:border-bottom="2pt solid #1A1A1A" fo:border-left="2pt solid #1A1A1A" fo:border-right="thin solid #1A1A1A"/>
    </style:style>
    <style:style style:name="ce44" style:family="table-cell" style:parent-style-name="Default" style:data-style-name="N0">
      <style:text-properties style:text-underline-style="solid" style:text-underline-type="single"/>
    </style:style>
    <style:style style:name="ce45" style:family="table-cell" style:parent-style-name="Default" style:data-style-name="N36"/>
    <style:style style:name="ce46" style:family="table-cell" style:parent-style-name="Default" style:data-style-name="N0">
      <style:table-cell-properties fo:border="2pt solid #1A1A1A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2pt solid #1A1A1A" fo:background-color="transparent"/>
    </style:style>
    <style:style style:name="ce48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fo:color="#ED7D31"/>
    </style:style>
    <style:style style:name="ce50" style:family="table-cell" style:parent-style-name="Default" style:data-style-name="N14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9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33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shapes>
          <draw:frame draw:z-index="1" draw:id="id0" draw:style-name="a0" draw:name="1 Gráfico" svg:x="1.85611in" svg:y="7.02361in" svg:width="6.60083in" svg:height="3.1377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11" svg:x="9.43847in" svg:y="10.55736in" svg:width="5.61889in" svg:height="3.12875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10" svg:x="9.42458in" svg:y="7.01917in" svg:width="5.60514in" svg:height="3.11889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1 Gráfico" svg:x="1.86986in" svg:y="10.55292in" svg:width="6.60083in" svg:height="3.13694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7"/>
        <table:table-column table:style-name="co2" table:number-columns-repeated="14" table:default-cell-style-name="ce1"/>
        <table:table-column table:style-name="co3" table:number-columns-repeated="1006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Parámetros de configuración</text:p>
          </table:table-cell>
          <table:table-cell table:number-columns-repeated="3" table:style-name="ce3"/>
          <table:table-cell table:number-columns-repeated="16380" table:style-name="ce4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number-columns-repeated="16380" table:style-name="ce1"/>
        </table:table-row>
        <table:table-row table:style-name="ro2">
          <table:table-cell office:value-type="string" table:style-name="ce8">
            <text:p>Elemento</text:p>
          </table:table-cell>
          <table:table-cell office:value-type="string" table:style-name="ce9">
            <text:p>Parámetro</text:p>
          </table:table-cell>
          <table:table-cell table:style-name="ce10"/>
          <table:table-cell office:value-type="string" table:style-name="ce11">
            <text:p>Valor</text:p>
          </table:table-cell>
          <table:table-cell office:value-type="string" table:number-columns-spanned="5" table:number-rows-spanned="1" table:style-name="ce46">
            <text:p>Descripción de la prueba</text:p>
          </table:table-cell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áx. (MB)</text:p>
          </table:table-cell>
          <table:table-cell table:style-name="ce14"/>
          <table:table-cell office:value-type="string" table:style-name="ce14">
            <text:p>512m</text:p>
          </table:table-cell>
          <table:table-cell table:number-columns-spanned="5" table:number-rows-spanned="6" table:style-name="ce47"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ín. (MB)</text:p>
          </table:table-cell>
          <table:table-cell table:style-name="ce14"/>
          <table:table-cell office:value-type="string" table:style-name="ce14">
            <text:p>512m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Max.Thread Count</text:p>
          </table:table-cell>
          <table:table-cell table:style-name="ce14"/>
          <table:table-cell office:value-type="float" office:value="5" table:style-name="ce14">
            <text:p>5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Queue size</text:p>
          </table:table-cell>
          <table:table-cell table:style-name="ce14"/>
          <table:table-cell office:value-type="float" office:value="4096" table:style-name="ce14">
            <text:p>4096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Web Container</text:p>
          </table:table-cell>
          <table:table-cell office:value-type="string" table:style-name="ce13">
            <text:p>Max.Sessions</text:p>
          </table:table-cell>
          <table:table-cell table:style-name="ce14"/>
          <table:table-cell office:value-type="float" office:value="-1" table:style-name="ce14">
            <text:p>-1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5">
            <text:p>Visa Pool</text:p>
          </table:table-cell>
          <table:table-cell office:value-type="string" table:style-name="ce16">
            <text:p>Max.Pool Size</text:p>
          </table:table-cell>
          <table:table-cell table:style-name="ce17"/>
          <table:table-cell office:value-type="float" office:value="32" table:style-name="ce17">
            <text:p>32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18">
            <text:p>Prueba de rendimiento</text:p>
          </table:table-cell>
          <table:table-cell table:number-columns-repeated="3" table:style-name="ce19"/>
          <table:table-cell table:number-columns-repeated="16380" table:style-name="ce20"/>
        </table:table-row>
        <table:table-row table:style-name="ro2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4">
          <table:table-cell table:style-name="ce21"/>
          <table:table-cell office:value-type="string" table:style-name="ce22">
            <text:p>Sistema</text:p>
          </table:table-cell>
          <table:table-cell office:value-type="string" table:number-columns-spanned="3" table:number-rows-spanned="1" table:style-name="ce48">
            <text:p>Monitores</text:p>
          </table:table-cell>
          <table:covered-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string" table:number-columns-spanned="3" table:number-rows-spanned="1" table:style-name="ce48">
            <text:p>ProcesaPago</text:p>
          </table:table-cell>
          <table:covered-table-cell table:number-columns-repeated="2"/>
          <table:table-cell table:number-columns-repeated="16373"/>
        </table:table-row>
        <table:table-row table:style-name="ro5">
          <table:table-cell office:value-type="string" table:style-name="ce22">
            <text:p>Usuarios</text:p>
          </table:table-cell>
          <table:table-cell office:value-type="string" table:style-name="ce22">
            <text:p>CPU, average (%)</text:p>
          </table:table-cell>
          <table:table-cell office:value-type="string" table:style-name="ce23">
            <text:p>Visa Pool used Conns</text:p>
          </table:table-cell>
          <table:table-cell office:value-type="string" table:style-name="ce24">
            <text:p>HTTP Current Threads Busy</text:p>
          </table:table-cell>
          <table:table-cell office:value-type="string" table:style-name="ce25">
            <text:p>Conn queued, instant</text:p>
          </table:table-cell>
          <table:table-cell office:value-type="string" table:style-name="ce24">
            <text:p>Average (ms)</text:p>
          </table:table-cell>
          <table:table-cell office:value-type="string" table:style-name="ce25">
            <text:p>90% line (ms)</text:p>
          </table:table-cell>
          <table:table-cell office:value-type="string" table:style-name="ce26">
            <text:p>Throughput (s<text:span text:style-name="T2">-1</text:span>)</text:p>
          </table:table-cell>
          <table:table-cell office:value-type="string" table:style-name="ce27">
            <text:p>Average (ms)</text:p>
          </table:table-cell>
          <table:table-cell office:value-type="string" table:style-name="ce25">
            <text:p>90%line (ms)</text:p>
          </table:table-cell>
          <table:table-cell office:value-type="string" table:style-name="ce26">
            <text:p>Throughput (s<text:span text:style-name="T2">-1</text:span>)</text:p>
          </table:table-cell>
          <table:table-cell table:number-columns-repeated="16373"/>
        </table:table-row>
        <table:table-row table:style-name="ro3">
          <table:table-cell office:value-type="float" office:value="250" table:style-name="ce28">
            <text:p>250,00</text:p>
          </table:table-cell>
          <table:table-cell office:value-type="float" office:value="51.381" table:style-name="ce28">
            <text:p>51,38</text:p>
          </table:table-cell>
          <table:table-cell office:value-type="float" office:value="0" table:style-name="ce29">
            <text:p>0,00</text:p>
          </table:table-cell>
          <table:table-cell office:value-type="float" office:value="0.5" table:style-name="ce30">
            <text:p>0,50</text:p>
          </table:table-cell>
          <table:table-cell office:value-type="float" office:value="0" table:style-name="ce31">
            <text:p>0,00</text:p>
          </table:table-cell>
          <table:table-cell office:value-type="float" office:value="11" table:style-name="ce29">
            <text:p>11,00</text:p>
          </table:table-cell>
          <table:table-cell office:value-type="float" office:value="23" table:style-name="ce30">
            <text:p>23,00</text:p>
          </table:table-cell>
          <table:table-cell office:value-type="float" office:value="84.2" table:style-name="ce31">
            <text:p>84,20</text:p>
          </table:table-cell>
          <table:table-cell office:value-type="float" office:value="15" table:style-name="ce32">
            <text:p>15,00</text:p>
          </table:table-cell>
          <table:table-cell office:value-type="float" office:value="28" table:style-name="ce30">
            <text:p>28,00</text:p>
          </table:table-cell>
          <table:table-cell office:value-type="float" office:value="44.1" table:style-name="ce31">
            <text:p>44,10</text:p>
          </table:table-cell>
          <table:table-cell table:number-columns-repeated="16373"/>
        </table:table-row>
        <table:table-row table:style-name="ro3">
          <table:table-cell office:value-type="float" office:value="500" table:style-name="ce33">
            <text:p>500,00</text:p>
          </table:table-cell>
          <table:table-cell office:value-type="float" office:value="46.22" table:style-name="ce33">
            <text:p>46,22</text:p>
          </table:table-cell>
          <table:table-cell office:value-type="float" office:value="0" table:style-name="ce34">
            <text:p>0,00</text:p>
          </table:table-cell>
          <table:table-cell office:value-type="float" office:value="0.74" table:style-name="ce35">
            <text:p>0,74</text:p>
          </table:table-cell>
          <table:table-cell office:value-type="float" office:value="0" table:style-name="ce36">
            <text:p>0,00</text:p>
          </table:table-cell>
          <table:table-cell office:value-type="float" office:value="11" table:style-name="ce34">
            <text:p>11,00</text:p>
          </table:table-cell>
          <table:table-cell office:value-type="float" office:value="26" table:style-name="ce35">
            <text:p>26,00</text:p>
          </table:table-cell>
          <table:table-cell office:value-type="float" office:value="164.8" table:style-name="ce36">
            <text:p>164,80</text:p>
          </table:table-cell>
          <table:table-cell office:value-type="float" office:value="16" table:style-name="ce37">
            <text:p>16,00</text:p>
          </table:table-cell>
          <table:table-cell office:value-type="float" office:value="32" table:style-name="ce35">
            <text:p>32,00</text:p>
          </table:table-cell>
          <table:table-cell office:value-type="float" office:value="85.9" table:style-name="ce36">
            <text:p>85,90</text:p>
          </table:table-cell>
          <table:table-cell table:number-columns-repeated="16373"/>
        </table:table-row>
        <table:table-row table:style-name="ro3">
          <table:table-cell office:value-type="float" office:value="750" table:style-name="ce28">
            <text:p>750,00</text:p>
          </table:table-cell>
          <table:table-cell office:value-type="float" office:value="50.74" table:style-name="ce33">
            <text:p>50,74</text:p>
          </table:table-cell>
          <table:table-cell office:value-type="float" office:value="0" table:style-name="ce34">
            <text:p>0,00</text:p>
          </table:table-cell>
          <table:table-cell office:value-type="float" office:value="1.95" table:style-name="ce35">
            <text:p>1,95</text:p>
          </table:table-cell>
          <table:table-cell office:value-type="float" office:value="0.42" table:style-name="ce36">
            <text:p>0,42</text:p>
          </table:table-cell>
          <table:table-cell office:value-type="float" office:value="11" table:style-name="ce34">
            <text:p>11,00</text:p>
          </table:table-cell>
          <table:table-cell office:value-type="float" office:value="26" table:style-name="ce35">
            <text:p>26,00</text:p>
          </table:table-cell>
          <table:table-cell office:value-type="float" office:value="246" table:style-name="ce36">
            <text:p>246,00</text:p>
          </table:table-cell>
          <table:table-cell office:value-type="float" office:value="15" table:style-name="ce37">
            <text:p>15,00</text:p>
          </table:table-cell>
          <table:table-cell office:value-type="float" office:value="32" table:style-name="ce35">
            <text:p>32,00</text:p>
          </table:table-cell>
          <table:table-cell office:value-type="float" office:value="128" table:style-name="ce36">
            <text:p>128,00</text:p>
          </table:table-cell>
          <table:table-cell table:number-columns-repeated="16373" table:style-name="ce1"/>
        </table:table-row>
        <table:table-row table:style-name="ro3">
          <table:table-cell office:value-type="float" office:value="1000" table:style-name="ce33">
            <text:p>1000,00</text:p>
          </table:table-cell>
          <table:table-cell office:value-type="float" office:value="57.49" table:style-name="ce33">
            <text:p>57,49</text:p>
          </table:table-cell>
          <table:table-cell office:value-type="float" office:value="0" table:style-name="ce34">
            <text:p>0,00</text:p>
          </table:table-cell>
          <table:table-cell office:value-type="float" office:value="3.74" table:style-name="ce35">
            <text:p>3,74</text:p>
          </table:table-cell>
          <table:table-cell office:value-type="float" office:value="5.62" table:style-name="ce36">
            <text:p>5,62</text:p>
          </table:table-cell>
          <table:table-cell office:value-type="float" office:value="21" table:style-name="ce34">
            <text:p>21,00</text:p>
          </table:table-cell>
          <table:table-cell office:value-type="float" office:value="48" table:style-name="ce35">
            <text:p>48,00</text:p>
          </table:table-cell>
          <table:table-cell office:value-type="float" office:value="327.2" table:style-name="ce36">
            <text:p>327,20</text:p>
          </table:table-cell>
          <table:table-cell office:value-type="float" office:value="26" table:style-name="ce37">
            <text:p>26,00</text:p>
          </table:table-cell>
          <table:table-cell office:value-type="float" office:value="54" table:style-name="ce35">
            <text:p>54,00</text:p>
          </table:table-cell>
          <table:table-cell office:value-type="float" office:value="170" table:style-name="ce36">
            <text:p>170,00</text:p>
          </table:table-cell>
          <table:table-cell table:number-columns-repeated="16373" table:style-name="ce1"/>
        </table:table-row>
        <table:table-row table:style-name="ro3">
          <table:table-cell office:value-type="float" office:value="1250" table:style-name="ce28">
            <text:p>1250,00</text:p>
          </table:table-cell>
          <table:table-cell office:value-type="float" office:value="57.26" table:style-name="ce33">
            <text:p>57,26</text:p>
          </table:table-cell>
          <table:table-cell office:value-type="float" office:value="0" table:style-name="ce34">
            <text:p>0,00</text:p>
          </table:table-cell>
          <table:table-cell office:value-type="float" office:value="4.6399999999999997" table:style-name="ce35">
            <text:p>4,64</text:p>
          </table:table-cell>
          <table:table-cell office:value-type="float" office:value="27.36" table:style-name="ce36">
            <text:p>27,36</text:p>
          </table:table-cell>
          <table:table-cell office:value-type="float" office:value="36" table:style-name="ce34">
            <text:p>36,00</text:p>
          </table:table-cell>
          <table:table-cell office:value-type="float" office:value="72" table:style-name="ce35">
            <text:p>72,00</text:p>
          </table:table-cell>
          <table:table-cell office:value-type="float" office:value="404.6" table:style-name="ce36">
            <text:p>404,60</text:p>
          </table:table-cell>
          <table:table-cell office:value-type="float" office:value="41" table:style-name="ce37">
            <text:p>41,00</text:p>
          </table:table-cell>
          <table:table-cell office:value-type="float" office:value="79" table:style-name="ce35">
            <text:p>79,00</text:p>
          </table:table-cell>
          <table:table-cell office:value-type="float" office:value="210.2" table:style-name="ce36">
            <text:p>210,20</text:p>
          </table:table-cell>
          <table:table-cell table:number-columns-repeated="16373" table:style-name="ce1"/>
        </table:table-row>
        <table:table-row table:style-name="ro3">
          <table:table-cell office:value-type="float" office:value="1500" table:style-name="ce33">
            <text:p>1500,00</text:p>
          </table:table-cell>
          <table:table-cell office:value-type="float" office:value="63.12" table:style-name="ce33">
            <text:p>63,12</text:p>
          </table:table-cell>
          <table:table-cell office:value-type="float" office:value="0" table:style-name="ce34">
            <text:p>0,00</text:p>
          </table:table-cell>
          <table:table-cell office:value-type="float" office:value="5" table:style-name="ce35">
            <text:p>5,00</text:p>
          </table:table-cell>
          <table:table-cell office:value-type="float" office:value="72.78" table:style-name="ce36">
            <text:p>72,78</text:p>
          </table:table-cell>
          <table:table-cell office:value-type="float" office:value="81" table:style-name="ce34">
            <text:p>81,00</text:p>
          </table:table-cell>
          <table:table-cell office:value-type="float" office:value="165" table:style-name="ce35">
            <text:p>165,00</text:p>
          </table:table-cell>
          <table:table-cell office:value-type="float" office:value="477.5" table:style-name="ce36">
            <text:p>477,50</text:p>
          </table:table-cell>
          <table:table-cell office:value-type="float" office:value="85" table:style-name="ce37">
            <text:p>85,00</text:p>
          </table:table-cell>
          <table:table-cell office:value-type="float" office:value="171" table:style-name="ce35">
            <text:p>171,00</text:p>
          </table:table-cell>
          <table:table-cell office:value-type="float" office:value="248" table:style-name="ce36">
            <text:p>248,00</text:p>
          </table:table-cell>
          <table:table-cell table:number-columns-repeated="16373" table:style-name="ce1"/>
        </table:table-row>
        <table:table-row table:style-name="ro3">
          <table:table-cell office:value-type="float" office:value="1750" table:style-name="ce28">
            <text:p>1750,00</text:p>
          </table:table-cell>
          <table:table-cell office:value-type="float" office:value="67.260000000000005" table:style-name="ce33">
            <text:p>67,26</text:p>
          </table:table-cell>
          <table:table-cell office:value-type="float" office:value="0" table:style-name="ce34">
            <text:p>0,00</text:p>
          </table:table-cell>
          <table:table-cell office:value-type="float" office:value="4.95" table:style-name="ce35">
            <text:p>4,95</text:p>
          </table:table-cell>
          <table:table-cell office:value-type="float" office:value="132.69" table:style-name="ce36">
            <text:p>132,69</text:p>
          </table:table-cell>
          <table:table-cell office:value-type="float" office:value="143" table:style-name="ce34">
            <text:p>143,00</text:p>
          </table:table-cell>
          <table:table-cell office:value-type="float" office:value="325" table:style-name="ce35">
            <text:p>325,00</text:p>
          </table:table-cell>
          <table:table-cell office:value-type="float" office:value="549.20000000000005" table:style-name="ce36">
            <text:p>549,20</text:p>
          </table:table-cell>
          <table:table-cell office:value-type="float" office:value="149" table:style-name="ce37">
            <text:p>149,00</text:p>
          </table:table-cell>
          <table:table-cell office:value-type="float" office:value="327" table:style-name="ce35">
            <text:p>327,00</text:p>
          </table:table-cell>
          <table:table-cell office:value-type="float" office:value="285.5" table:style-name="ce36">
            <text:p>285,50</text:p>
          </table:table-cell>
          <table:table-cell table:number-columns-repeated="16373" table:style-name="ce1"/>
        </table:table-row>
        <table:table-row table:style-name="ro3">
          <table:table-cell office:value-type="float" office:value="2000" table:style-name="ce33">
            <text:p>2000,00</text:p>
          </table:table-cell>
          <table:table-cell office:value-type="float" office:value="82.21" table:style-name="ce33">
            <text:p>82,21</text:p>
          </table:table-cell>
          <table:table-cell office:value-type="float" office:value="0" table:style-name="ce38">
            <text:p>0,00</text:p>
          </table:table-cell>
          <table:table-cell office:value-type="float" office:value="5" table:style-name="ce35">
            <text:p>5,00</text:p>
          </table:table-cell>
          <table:table-cell office:value-type="float" office:value="444.71" table:style-name="ce36">
            <text:p>444,71</text:p>
          </table:table-cell>
          <table:table-cell office:value-type="float" office:value="605" table:style-name="ce34">
            <text:p>605,00</text:p>
          </table:table-cell>
          <table:table-cell office:value-type="float" office:value="1003" table:style-name="ce35">
            <text:p>1003,00</text:p>
          </table:table-cell>
          <table:table-cell office:value-type="float" office:value="528" table:style-name="ce36">
            <text:p>528,00</text:p>
          </table:table-cell>
          <table:table-cell office:value-type="float" office:value="609" table:style-name="ce37">
            <text:p>609,00</text:p>
          </table:table-cell>
          <table:table-cell office:value-type="float" office:value="1009" table:style-name="ce35">
            <text:p>1009,00</text:p>
          </table:table-cell>
          <table:table-cell office:value-type="float" office:value="272.60000000000002" table:style-name="ce36">
            <text:p>272,60</text:p>
          </table:table-cell>
          <table:table-cell table:number-columns-repeated="16373" table:style-name="ce1"/>
        </table:table-row>
        <table:table-row table:style-name="ro3">
          <table:table-cell office:value-type="float" office:value="2250" table:style-name="ce28">
            <text:p>2250,00</text:p>
          </table:table-cell>
          <table:table-cell office:value-type="float" office:value="93.11" table:style-name="ce33">
            <text:p>93,11</text:p>
          </table:table-cell>
          <table:table-cell office:value-type="float" office:value="0" table:style-name="ce34">
            <text:p>0,00</text:p>
          </table:table-cell>
          <table:table-cell office:value-type="float" office:value="5" table:style-name="ce35">
            <text:p>5,00</text:p>
          </table:table-cell>
          <table:table-cell office:value-type="float" office:value="563.91" table:style-name="ce36">
            <text:p>563,91</text:p>
          </table:table-cell>
          <table:table-cell office:value-type="float" office:value="1005" table:style-name="ce34">
            <text:p>1005,00</text:p>
          </table:table-cell>
          <table:table-cell office:value-type="float" office:value="2097" table:style-name="ce35">
            <text:p>2097,00</text:p>
          </table:table-cell>
          <table:table-cell office:value-type="float" office:value="379.8" table:style-name="ce36">
            <text:p>379,80</text:p>
          </table:table-cell>
          <table:table-cell office:value-type="float" office:value="1134" table:style-name="ce37">
            <text:p>1134,00</text:p>
          </table:table-cell>
          <table:table-cell office:value-type="float" office:value="2145" table:style-name="ce35">
            <text:p>2145,00</text:p>
          </table:table-cell>
          <table:table-cell office:value-type="float" office:value="193.9" table:style-name="ce36">
            <text:p>193,90</text:p>
          </table:table-cell>
          <table:table-cell table:style-name="ce49"/>
          <table:table-cell table:style-name="ce50"/>
          <table:table-cell table:number-columns-repeated="16371"/>
        </table:table-row>
        <table:table-row table:style-name="ro3">
          <table:table-cell office:value-type="float" office:value="2500" table:style-name="ce33">
            <text:p>2500,00</text:p>
          </table:table-cell>
          <table:table-cell office:value-type="float" office:value="91.88" table:style-name="ce33">
            <text:p>91,88</text:p>
          </table:table-cell>
          <table:table-cell office:value-type="float" office:value="0" table:style-name="ce34">
            <text:p>0,00</text:p>
          </table:table-cell>
          <table:table-cell office:value-type="float" office:value="5" table:style-name="ce35">
            <text:p>5,00</text:p>
          </table:table-cell>
          <table:table-cell office:value-type="float" office:value="555.96" table:style-name="ce36">
            <text:p>555,96</text:p>
          </table:table-cell>
          <table:table-cell office:value-type="float" office:value="1382" table:style-name="ce34">
            <text:p>1382,00</text:p>
          </table:table-cell>
          <table:table-cell office:value-type="float" office:value="2550" table:style-name="ce35">
            <text:p>2550,00</text:p>
          </table:table-cell>
          <table:table-cell office:value-type="float" office:value="382" table:style-name="ce36">
            <text:p>382,00</text:p>
          </table:table-cell>
          <table:table-cell office:value-type="float" office:value="1391" table:style-name="ce37">
            <text:p>1391,00</text:p>
          </table:table-cell>
          <table:table-cell office:value-type="float" office:value="2553" table:style-name="ce35">
            <text:p>2553,00</text:p>
          </table:table-cell>
          <table:table-cell office:value-type="float" office:value="194.1" table:style-name="ce36">
            <text:p>194,10</text:p>
          </table:table-cell>
          <table:table-cell table:style-name="ce1"/>
          <table:table-cell table:style-name="ce50"/>
          <table:table-cell table:number-columns-repeated="16371"/>
        </table:table-row>
        <table:table-row table:style-name="ro3">
          <table:table-cell office:value-type="float" office:value="2750" table:style-name="ce28">
            <text:p>2750,00</text:p>
          </table:table-cell>
          <table:table-cell office:value-type="float" office:value="92.35" table:style-name="ce33">
            <text:p>92,35</text:p>
          </table:table-cell>
          <table:table-cell office:value-type="float" office:value="0" table:style-name="ce34">
            <text:p>0,00</text:p>
          </table:table-cell>
          <table:table-cell office:value-type="float" office:value="5" table:style-name="ce35">
            <text:p>5,00</text:p>
          </table:table-cell>
          <table:table-cell office:value-type="float" office:value="545.52" table:style-name="ce36">
            <text:p>545,52</text:p>
          </table:table-cell>
          <table:table-cell office:value-type="float" office:value="1722" table:style-name="ce34">
            <text:p>1722,00</text:p>
          </table:table-cell>
          <table:table-cell office:value-type="float" office:value="2825" table:style-name="ce35">
            <text:p>2825,00</text:p>
          </table:table-cell>
          <table:table-cell office:value-type="float" office:value="299.3" table:style-name="ce36">
            <text:p>299,30</text:p>
          </table:table-cell>
          <table:table-cell office:value-type="float" office:value="1657" table:style-name="ce37">
            <text:p>1657,00</text:p>
          </table:table-cell>
          <table:table-cell office:value-type="float" office:value="2713" table:style-name="ce35">
            <text:p>2713,00</text:p>
          </table:table-cell>
          <table:table-cell office:value-type="float" office:value="151.4" table:style-name="ce36">
            <text:p>151,40</text:p>
          </table:table-cell>
          <table:table-cell table:style-name="ce1"/>
          <table:table-cell table:style-name="ce50"/>
          <table:table-cell table:number-columns-repeated="16371"/>
        </table:table-row>
        <table:table-row table:style-name="ro3">
          <table:table-cell office:value-type="float" office:value="3000" table:style-name="ce33">
            <text:p>3000,00</text:p>
          </table:table-cell>
          <table:table-cell office:value-type="float" office:value="92.68" table:style-name="ce33">
            <text:p>92,68</text:p>
          </table:table-cell>
          <table:table-cell office:value-type="float" office:value="0" table:style-name="ce34">
            <text:p>0,00</text:p>
          </table:table-cell>
          <table:table-cell office:value-type="float" office:value="5" table:style-name="ce35">
            <text:p>5,00</text:p>
          </table:table-cell>
          <table:table-cell office:value-type="float" office:value="551.28" table:style-name="ce36">
            <text:p>551,28</text:p>
          </table:table-cell>
          <table:table-cell office:value-type="float" office:value="1930" table:style-name="ce34">
            <text:p>1930,00</text:p>
          </table:table-cell>
          <table:table-cell office:value-type="float" office:value="2752" table:style-name="ce35">
            <text:p>2752,00</text:p>
          </table:table-cell>
          <table:table-cell office:value-type="float" office:value="316" table:style-name="ce36">
            <text:p>316,00</text:p>
          </table:table-cell>
          <table:table-cell office:value-type="float" office:value="2016" table:style-name="ce37">
            <text:p>2016,00</text:p>
          </table:table-cell>
          <table:table-cell office:value-type="float" office:value="2908" table:style-name="ce35">
            <text:p>2908,00</text:p>
          </table:table-cell>
          <table:table-cell office:value-type="float" office:value="159.80000000000001" table:style-name="ce36">
            <text:p>159,80</text:p>
          </table:table-cell>
          <table:table-cell table:style-name="ce1"/>
          <table:table-cell table:style-name="ce50"/>
          <table:table-cell table:number-columns-repeated="16371"/>
        </table:table-row>
        <table:table-row table:style-name="ro2">
          <table:table-cell table:number-columns-repeated="2" table:style-name="ce39"/>
          <table:table-cell table:style-name="ce40"/>
          <table:table-cell table:style-name="ce41"/>
          <table:table-cell table:style-name="ce42"/>
          <table:table-cell table:style-name="ce40"/>
          <table:table-cell table:style-name="ce41"/>
          <table:table-cell table:style-name="ce42"/>
          <table:table-cell table:style-name="ce43"/>
          <table:table-cell table:style-name="ce41"/>
          <table:table-cell table:style-name="ce42"/>
          <table:table-cell table:number-columns-repeated="16373" table:style-name="ce1"/>
        </table:table-row>
        <table:table-row table:style-name="ro3">
          <table:table-cell table:style-name="ce44"/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18">
            <text:p>Gráficas</text:p>
          </table:table-cell>
          <table:table-cell table:number-columns-repeated="3" table:style-name="ce19"/>
          <table:table-cell table:number-columns-repeated="16380" table:style-name="ce20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45"/>
          <table:table-cell table:number-columns-repeated="16377"/>
        </table:table-row>
        <table:table-row table:style-name="ro3">
          <table:table-cell table:style-name="ce1"/>
          <table:table-cell table:style-name="ce45"/>
          <table:table-cell table:number-columns-repeated="2" table:style-name="ce7"/>
          <table:table-cell table:number-columns-repeated="16380" table:style-name="ce1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style-name="ce45"/>
          <table:table-cell table:number-columns-repeated="2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2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44"/>
          <table:table-cell table:number-columns-repeated="3" table:style-name="ce7"/>
          <table:table-cell table:number-columns-repeated="16380" table:style-name="ce1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number-rows-repeated="48" table:style-name="ro6">
          <table:table-cell table:number-columns-repeated="16384"/>
        </table:table-row>
        <table:table-row table:number-rows-repeated="10" table:style-name="ro3">
          <table:table-cell table:style-name="ce1"/>
          <table:table-cell table:number-columns-repeated="3" table:style-name="ce7"/>
          <table:table-cell table:number-columns-repeated="16380"/>
        </table:table-row>
        <table:table-row table:style-name="ro3">
          <table:table-cell table:style-name="ce18"/>
          <table:table-cell table:number-columns-repeated="3" table:style-name="ce19"/>
          <table:table-cell table:number-columns-repeated="16380" table:style-name="ce20"/>
        </table:table-row>
        <table:table-row table:number-rows-repeated="104846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</style:style>
    <style:style style:name="_50_0_37__32_-_32__201_nfasis2" style:display-name="20% - Énfasis2" style:family="table-cell" style:data-style-name="N0">
      <style:table-cell-properties style:vertical-align="automatic" fo:background-color="#FF99CC"/>
    </style:style>
    <style:style style:name="_50_0_37__32_-_32__201_nfasis3" style:display-name="20% - Énfasis3" style:family="table-cell" style:data-style-name="N0">
      <style:table-cell-properties style:vertical-align="automatic" fo:background-color="#CCFFCC"/>
    </style:style>
    <style:style style:name="_50_0_37__32_-_32__201_nfasis4" style:display-name="20% - Énfasis4" style:family="table-cell" style:data-style-name="N0">
      <style:table-cell-properties style:vertical-align="automatic" fo:background-color="#CC99FF"/>
    </style:style>
    <style:style style:name="_50_0_37__32_-_32__201_nfasis5" style:display-name="20% - Énfasis5" style:family="table-cell" style:data-style-name="N0">
      <style:table-cell-properties style:vertical-align="automatic" fo:background-color="#CCFFFF"/>
    </style:style>
    <style:style style:name="_50_0_37__32_-_32__201_nfasis6" style:display-name="20% - Énfasis6" style:family="table-cell" style:data-style-name="N0">
      <style:table-cell-properties style:vertical-align="automatic" fo:background-color="#FFCC99"/>
    </style:style>
    <style:style style:name="_52_0_37__32_-_32__201_nfasis1" style:display-name="40% - Énfasis1" style:family="table-cell" style:data-style-name="N0">
      <style:table-cell-properties style:vertical-align="automatic" fo:background-color="#99CCFF"/>
    </style:style>
    <style:style style:name="_52_0_37__32_-_32__201_nfasis2" style:display-name="40% - Énfasis2" style:family="table-cell" style:data-style-name="N0">
      <style:table-cell-properties style:vertical-align="automatic" fo:background-color="#FF8080"/>
    </style:style>
    <style:style style:name="_52_0_37__32_-_32__201_nfasis3" style:display-name="40% - Énfasis3" style:family="table-cell" style:data-style-name="N0">
      <style:table-cell-properties style:vertical-align="automatic" fo:background-color="#00FF00"/>
    </style:style>
    <style:style style:name="_52_0_37__32_-_32__201_nfasis4" style:display-name="40% - Énfasis4" style:family="table-cell" style:data-style-name="N0">
      <style:table-cell-properties style:vertical-align="automatic" fo:background-color="#CC99FF"/>
    </style:style>
    <style:style style:name="_52_0_37__32_-_32__201_nfasis5" style:display-name="40% - Énfasis5" style:family="table-cell" style:data-style-name="N0">
      <style:table-cell-properties style:vertical-align="automatic" fo:background-color="#99CCFF"/>
    </style:style>
    <style:style style:name="_52_0_37__32_-_32__201_nfasis6" style:display-name="40% - Énfasis6" style:family="table-cell" style:data-style-name="N0">
      <style:table-cell-properties style:vertical-align="automatic" fo:background-color="#FFCC00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/>
    </style: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/>
    </style:style>
    <style:style style:name="Neutral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94444444444in" fo:margin-left="0in" fo:margin-right="0in" fo:margin-bottom="0in"/>
      </style:header-style>
      <style:footer-style>
        <style:header-footer-properties fo:min-height="0.2956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1</meta:generator>
    <dc:creator>Microsoft Office User</dc:creator>
    <meta:creation-date>2011-02-27T12:23:24Z</meta:creation-date>
    <dc:date>2021-04-20T11:47:57Z</dc:date>
    <meta:editing-cycles>8</meta:editing-cycles>
    <meta:editing-duration>PT48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92pt" svg:width="475.26pt" chart:style-name="Crt0">
        <chart:title svg:x="81.88850393700787pt" svg:y="5.810236220472441pt" chart:style-name="CT00">
          <text:p text:style-name="a0" text:class-names="" text:cond-style-name="">Throughput vs usuarios - Total</text:p>
        </chart:title>
        <chart:legend chart:legend-position="end" chart:legend-align="center" chart:style-name="Lgnd"/>
        <chart:plot-area svg:x="12.44346456692913pt" svg:y="26.47212598425197pt" svg:width="453.1225984251968pt" svg:height="178.842677165354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H$14" chart:values-cell-range-address="Hoja1.$H$15:.$H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00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27pt" svg:width="404.56pt" chart:style-name="Crt0">
        <chart:title svg:x="73.69551181102362pt" svg:y="14.39826771653543pt" chart:style-name="CT00">
          <text:p text:style-name="a0" text:class-names="" text:cond-style-name="">Latencia vs usuarios - ProcesaPago</text:p>
        </chart:title>
        <chart:legend chart:legend-position="end" chart:legend-align="center" chart:style-name="Lgnd"/>
        <chart:plot-area svg:x="13.35023622047244pt" svg:y="43.96pt" svg:width="387.6950393700787pt" svg:height="164.38929133858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J$14" chart:values-cell-range-address="Hoja1.$J$15:.$J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ff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4.56pt" svg:width="403.57pt" chart:style-name="Crt0">
        <chart:title svg:x="112.7547244094488pt" svg:y="8.361102362204723pt" chart:style-name="CT00">
          <text:p text:style-name="a0" text:class-names="" text:cond-style-name="">Latencia vs usuarios - Total</text:p>
        </chart:title>
        <chart:legend chart:legend-position="end" chart:legend-align="center" chart:style-name="Lgnd"/>
        <chart:plot-area svg:x="0.0pt" svg:y="44.78165354330709pt" svg:width="403.57pt" svg:height="158.94637795275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G$14" chart:values-cell-range-address="Hoja1.$G$15:.$G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86pt" svg:width="475.26pt" chart:style-name="Crt0">
        <chart:title svg:x="85.68685039370079pt" svg:y="3.854566929133858pt" chart:style-name="CT00">
          <text:p text:style-name="a0" text:class-names="" text:cond-style-name="">Throughput vs usuarios-ProcesaPago</text:p>
        </chart:title>
        <chart:legend chart:legend-position="end" chart:legend-align="center" chart:style-name="Lgnd"/>
        <chart:plot-area svg:x="0.0pt" svg:y="19.18771653543307pt" svg:width="475.26pt" svg:height="189.893622047244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Hoja1.$K$15:.$K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